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397cm"/>
    </style:style>
    <style:style style:name="Table3.B" style:family="table-column">
      <style:table-column-properties style:column-width="2.399cm"/>
    </style:style>
    <style:style style:name="Table3.E" style:family="table-column">
      <style:table-column-properties style:column-width="2.418cm"/>
    </style:style>
    <style:style style:name="Table3.F" style:family="table-column">
      <style:table-column-properties style:column-width="5.583cm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2.397cm"/>
    </style:style>
    <style:style style:name="Table4.B" style:family="table-column">
      <style:table-column-properties style:column-width="2.399cm"/>
    </style:style>
    <style:style style:name="Table4.E" style:family="table-column">
      <style:table-column-properties style:column-width="2.418cm"/>
    </style:style>
    <style:style style:name="Table4.F" style:family="table-column">
      <style:table-column-properties style:column-width="5.583cm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F" style:family="table-column">
      <style:table-column-properties style:column-width="2.932cm" style:rel-column-width="1092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2*"/>
    </style:style>
    <style:style style:name="Table5.F" style:family="table-column">
      <style:table-column-properties style:column-width="2.932cm" style:rel-column-width="10925*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198cm" style:rel-column-width="8191*"/>
    </style:style>
    <style:style style:name="Table2.B" style:family="table-column">
      <style:table-column-properties style:column-width="2.2cm" style:rel-column-width="8192*"/>
    </style:style>
    <style:style style:name="Table2.E" style:family="table-column">
      <style:table-column-properties style:column-width="4.397cm" style:rel-column-width="16383*"/>
    </style:style>
    <style:style style:name="Table2.F" style:family="table-column">
      <style:table-column-properties style:column-width="4.397cm" style:rel-column-width="16386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f7b6f" officeooo:paragraph-rsid="000f7b6f"/>
    </style:style>
    <style:style style:name="P2" style:family="paragraph" style:parent-style-name="Standard">
      <style:paragraph-properties fo:text-align="start" style:justify-single-word="false"/>
      <style:text-properties officeooo:rsid="00116097" officeooo:paragraph-rsid="00116097"/>
    </style:style>
    <style:style style:name="P3" style:family="paragraph" style:parent-style-name="Standard">
      <style:paragraph-properties fo:text-align="start" style:justify-single-word="false"/>
      <style:text-properties officeooo:rsid="00116097" officeooo:paragraph-rsid="0013e05f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097" officeooo:paragraph-rsid="00116097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16097" officeooo:paragraph-rsid="00116097"/>
    </style:style>
    <style:style style:name="P6" style:family="paragraph" style:parent-style-name="Standard">
      <style:paragraph-properties fo:text-align="start" style:justify-single-word="false"/>
      <style:text-properties officeooo:rsid="0013e05f" officeooo:paragraph-rsid="0013e05f"/>
    </style:style>
    <style:style style:name="P7" style:family="paragraph" style:parent-style-name="Standard">
      <style:paragraph-properties fo:text-align="start" style:justify-single-word="false"/>
      <style:text-properties officeooo:rsid="0013e05f" officeooo:paragraph-rsid="00347a91"/>
    </style:style>
    <style:style style:name="P8" style:family="paragraph" style:parent-style-name="Standard">
      <style:paragraph-properties fo:text-align="start" style:justify-single-word="false"/>
      <style:text-properties officeooo:rsid="00239202" officeooo:paragraph-rsid="00239202"/>
    </style:style>
    <style:style style:name="P9" style:family="paragraph" style:parent-style-name="Standard">
      <style:paragraph-properties fo:text-align="start" style:justify-single-word="false"/>
      <style:text-properties officeooo:rsid="00239202" officeooo:paragraph-rsid="003c7381"/>
    </style:style>
    <style:style style:name="P10" style:family="paragraph" style:parent-style-name="Standard">
      <style:text-properties officeooo:paragraph-rsid="002ada2c"/>
    </style:style>
    <style:style style:name="P11" style:family="paragraph" style:parent-style-name="Standard">
      <style:paragraph-properties fo:text-align="start" style:justify-single-word="false"/>
      <style:text-properties officeooo:rsid="003934ac" officeooo:paragraph-rsid="003934ac"/>
    </style:style>
    <style:style style:name="P12" style:family="paragraph" style:parent-style-name="Standard">
      <style:paragraph-properties fo:text-align="start" style:justify-single-word="false"/>
      <style:text-properties officeooo:rsid="003f80c1" officeooo:paragraph-rsid="004111df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d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089" officeooo:paragraph-rsid="00170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089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fce" officeooo:paragraph-rsid="00179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fce" officeooo:paragraph-rsid="002ad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fce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fe4" officeooo:paragraph-rsid="00193f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fe4" officeooo:paragraph-rsid="0029f0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fe4" officeooo:paragraph-rsid="002ad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3b9" officeooo:paragraph-rsid="001ae3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3b9" officeooo:paragraph-rsid="002ad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3b9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795" officeooo:paragraph-rsid="002c40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def" officeooo:paragraph-rsid="001f8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975" officeooo:paragraph-rsid="0020e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975" officeooo:paragraph-rsid="002ad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975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a87" officeooo:paragraph-rsid="00223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a87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e9f" officeooo:paragraph-rsid="00256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19db" officeooo:paragraph-rsid="00271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a8d" officeooo:paragraph-rsid="00277a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0a2" officeooo:paragraph-rsid="0029f0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0a2" officeooo:paragraph-rsid="002ad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0a2" officeooo:paragraph-rsid="002d4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f0a2" officeooo:paragraph-rsid="00347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41e4" officeooo:paragraph-rsid="002d41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832" officeooo:paragraph-rsid="00374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39202" officeooo:paragraph-rsid="003934ac"/>
    </style:style>
    <style:style style:name="P4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1db30" officeooo:paragraph-rsid="0041db30"/>
    </style:style>
    <style:style style:name="P4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3a3bb" officeooo:paragraph-rsid="0043a3bb"/>
    </style:style>
    <style:style style:name="P4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4e8d0" officeooo:paragraph-rsid="0044e8d0"/>
    </style:style>
    <style:style style:name="P47" style:family="paragraph" style:parent-style-name="Standard">
      <style:paragraph-properties fo:text-align="start" style:justify-single-word="false"/>
      <style:text-properties officeooo:rsid="00116097" officeooo:paragraph-rsid="0013e05f"/>
    </style:style>
    <style:style style:name="P48" style:family="paragraph" style:parent-style-name="Standard">
      <style:paragraph-properties fo:text-align="start" style:justify-single-word="false"/>
      <style:text-properties style:text-underline-style="none" officeooo:rsid="0048c80c" officeooo:paragraph-rsid="0048c80c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a87" officeooo:paragraph-rsid="00223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19db" officeooo:paragraph-rsid="002719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117" officeooo:paragraph-rsid="004941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officeooo:rsid="0011d08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1d08c"/>
    </style:style>
    <style:style style:name="T5" style:family="text">
      <style:text-properties style:text-underline-style="solid" style:text-underline-width="auto" style:text-underline-color="font-color" officeooo:rsid="0012cb17"/>
    </style:style>
    <style:style style:name="T6" style:family="text">
      <style:text-properties style:text-underline-style="solid" style:text-underline-width="auto" style:text-underline-color="font-color" officeooo:rsid="0013e05f"/>
    </style:style>
    <style:style style:name="T7" style:family="text">
      <style:text-properties style:text-underline-style="solid" style:text-underline-width="auto" style:text-underline-color="font-color" officeooo:rsid="00239202"/>
    </style:style>
    <style:style style:name="T8" style:family="text">
      <style:text-properties style:text-underline-style="solid" style:text-underline-width="auto" style:text-underline-color="font-color" officeooo:rsid="003c7381"/>
    </style:style>
    <style:style style:name="T9" style:family="text">
      <style:text-properties style:text-underline-style="solid" style:text-underline-width="auto" style:text-underline-color="font-color" officeooo:rsid="003dd8a1"/>
    </style:style>
    <style:style style:name="T10" style:family="text">
      <style:text-properties style:text-underline-style="solid" style:text-underline-width="auto" style:text-underline-color="font-color" officeooo:rsid="003f80c1"/>
    </style:style>
    <style:style style:name="T11" style:family="text">
      <style:text-properties style:text-underline-style="solid" style:text-underline-width="auto" style:text-underline-color="font-color" officeooo:rsid="003fc8a3"/>
    </style:style>
    <style:style style:name="T12" style:family="text">
      <style:text-properties officeooo:rsid="0013e05f"/>
    </style:style>
    <style:style style:name="T13" style:family="text">
      <style:text-properties officeooo:rsid="0015dbc8"/>
    </style:style>
    <style:style style:name="T14" style:family="text">
      <style:text-properties officeooo:rsid="002902e6"/>
    </style:style>
    <style:style style:name="T15" style:family="text">
      <style:text-properties officeooo:rsid="002ada2c"/>
    </style:style>
    <style:style style:name="T16" style:family="text">
      <style:text-properties officeooo:rsid="002d41e4"/>
    </style:style>
    <style:style style:name="T17" style:family="text">
      <style:text-properties officeooo:rsid="00347a9d"/>
    </style:style>
    <style:style style:name="T18" style:family="text">
      <style:text-properties officeooo:rsid="00374832"/>
    </style:style>
    <style:style style:name="T19" style:family="text">
      <style:text-properties officeooo:rsid="0046293a"/>
    </style:style>
    <style:style style:name="T20" style:family="text">
      <style:text-properties officeooo:rsid="0047b1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AFIXPortal</text:p>
      <text:p text:style-name="P2">1.General Description:</text:p>
      <text:p text:style-name="P2"><text:tab/>Asset Tracking system.</text:p>
      <text:p text:style-name="P2"><text:tab/>Identify Several resources.</text:p>
      <text:p text:style-name="P4"><text:span text:style-name="T1"><text:tab/></text:span>Resource includes:</text:p>
      <text:p text:style-name="P5"><text:tab/><text:tab/>Computers, fans, <text:span text:style-name="T2">chairs tables etc</text:span></text:p>
      <text:p text:style-name="P5"><text:tab/><text:span text:style-name="T4">Resource Category:</text:span><text:span text:style-name="T2"> ELECTRICAL,ELECTRONICS,NEEDS WORK IN THIS DOMAIN</text:span></text:p>
      <text:p text:style-name="P2"/>
      <text:p text:style-name="P3">2.<text:span text:style-name="T5">SYSTEM FUNCTIONALITY:</text:span><text:tab/></text:p>
      <text:p text:style-name="P3"><text:span text:style-name="T12">1. CRUD </text:span><text:span text:style-name="T6">ASSET/ASSET INFO</text:span></text:p>
      <text:p text:style-name="P48">followthe design ofCRUD webapp,link for read update delete against assets.</text:p>
      <text:p text:style-name="P6">system generated asset id should be tagged.<text:span text:style-name="T13">attributes include </text:span></text:p>
      <text:p text:style-name="P6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P37">ELECTRICAL_ASSE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7">ELECTRICAL_ASSETID_Sysgen</text:p>
          </table:table-cell>
          <table:table-cell table:style-name="Table3.A2" office:value-type="string">
            <text:p text:style-name="P37">Category</text:p>
          </table:table-cell>
          <table:table-cell table:style-name="Table3.A2" office:value-type="string">
            <text:p text:style-name="P18">Type</text:p>
          </table:table-cell>
          <table:table-cell table:style-name="Table3.A2" office:value-type="string">
            <text:p text:style-name="P29">Description</text:p>
          </table:table-cell>
          <table:table-cell table:style-name="Table3.A2" office:value-type="string">
            <text:p text:style-name="P21">DOP</text:p>
          </table:table-cell>
          <table:table-cell table:style-name="Table3.F2" office:value-type="string">
            <text:p text:style-name="P24">Additional details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2">Light,fan,</text:p>
          </table:table-cell>
          <table:table-cell table:style-name="Table3.A2" office:value-type="string">
            <text:p text:style-name="P21">Led,dome,tabletop,ceiling mount,pedestal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F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F2" office:value-type="string">
            <text:p text:style-name="P13"/>
          </table:table-cell>
        </table:table-row>
      </table:table>
      <text:p text:style-name="P6"><text:tab/>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P38">ELECTR<text:span text:style-name="T15">ONIC</text:span>_ASSE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8">ELECTR<text:span text:style-name="T15">ONIC</text:span>_ASSETID_Sysgen</text:p>
          </table:table-cell>
          <table:table-cell table:style-name="Table4.A2" office:value-type="string">
            <text:p text:style-name="P38">Category</text:p>
          </table:table-cell>
          <table:table-cell table:style-name="Table4.A2" office:value-type="string">
            <text:p text:style-name="P19">Type</text:p>
          </table:table-cell>
          <table:table-cell table:style-name="Table4.A2" office:value-type="string">
            <text:p text:style-name="P30">Description</text:p>
          </table:table-cell>
          <table:table-cell table:style-name="Table4.A2" office:value-type="string">
            <text:p text:style-name="P23">DOP</text:p>
          </table:table-cell>
          <table:table-cell table:style-name="Table4.F2" office:value-type="string">
            <text:p text:style-name="P25">Additional details</text:p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27">CompSys,compacc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F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F2" office:value-type="string">
            <text:p text:style-name="P14"/>
          </table:table-cell>
        </table:table-row>
      </table:table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columns-spanned="6" office:value-type="string">
            <text:p text:style-name="P41">FURNITU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/>
            <text:p text:style-name="P39"><text:span text:style-name="T16">FURNITURE</text:span>_ASSETID_Sysgen</text:p>
          </table:table-cell>
          <table:table-cell table:style-name="Table1.A2" office:value-type="string">
            <text:p text:style-name="P38">Category</text:p>
          </table:table-cell>
          <table:table-cell table:style-name="Table1.A2" office:value-type="string">
            <text:p text:style-name="P19">Type</text:p>
          </table:table-cell>
          <table:table-cell table:style-name="Table1.A2" office:value-type="string">
            <text:p text:style-name="P30">Description</text:p>
          </table:table-cell>
          <table:table-cell table:style-name="Table1.A2" office:value-type="string">
            <text:p text:style-name="P23">DOP</text:p>
          </table:table-cell>
          <table:table-cell table:style-name="Table1.F2" office:value-type="string">
            <text:p text:style-name="P25">Additional details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6"/>
            <text:p text:style-name="P28">Chair, table, bench, Door, Window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</table:table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table:number-columns-spanned="6" office:value-type="string">
            <text:p text:style-name="P33">Ro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7"/>
            <text:p text:style-name="P40"><text:soft-page-break/><text:span text:style-name="T17">ROOM</text:span>_ASSETID_Sysgen</text:p>
          </table:table-cell>
          <table:table-cell table:style-name="Table5.A2" office:value-type="string">
            <text:p text:style-name="P40">Category</text:p>
          </table:table-cell>
          <table:table-cell table:style-name="Table5.A2" office:value-type="string">
            <text:p text:style-name="P20">Type</text:p>
          </table:table-cell>
          <table:table-cell table:style-name="Table5.A2" office:value-type="string">
            <text:p text:style-name="P31">Description</text:p>
          </table:table-cell>
          <table:table-cell table:style-name="Table5.A2" office:value-type="string">
            <text:p text:style-name="P42">CONDITION</text:p>
          </table:table-cell>
          <table:table-cell table:style-name="Table5.F2" office:value-type="string">
            <text:p text:style-name="P26">Additional <text:soft-page-break/>details</text:p>
          </table:table-cell>
        </table:table-row>
        <table:table-row>
          <table:table-cell table:style-name="Table5.A2" office:value-type="string">
            <text:p text:style-name="P33">Room</text:p>
          </table:table-cell>
          <table:table-cell table:style-name="Table5.A2" office:value-type="string">
            <text:p text:style-name="P33">Staffroom,classroom, kitchen,<text:span text:style-name="T18">office</text:span> lab,<text:span text:style-name="T18">makeshift</text:span></text:p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F2" office:value-type="string">
            <text:p text:style-name="P15"/>
          </table:table-cell>
        </table:table-row>
      </table:table>
      <text:p text:style-name="P7"><text:tab/><text:tab/></text:p>
      <text:p text:style-name="P3"/>
      <text:p text:style-name="P3"><text:line-break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column table:style-name="Table2.F"/>
        <table:table-row>
          <table:table-cell table:style-name="Table2.A1" table:number-columns-spanned="4" office:value-type="string">
            <text:p text:style-name="P32">Class</text:p>
          </table:table-cell>
          <table:covered-table-cell/>
          <table:covered-table-cell/>
          <table:covered-table-cell/>
          <table:table-cell table:style-name="Table2.A1" office:value-type="string">
            <text:p text:style-name="P32"/>
          </table:table-cell>
          <table:table-cell table:style-name="Table2.F1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2">Class ID sysgen</text:p>
          </table:table-cell>
          <table:table-cell table:style-name="Table2.A2" office:value-type="string">
            <text:p text:style-name="P32">STD</text:p>
          </table:table-cell>
          <table:table-cell table:style-name="Table2.A2" office:value-type="string">
            <text:p text:style-name="P32">SEC</text:p>
          </table:table-cell>
          <table:table-cell table:style-name="Table2.A2" office:value-type="string">
            <text:p text:style-name="P32">SUB</text:p>
          </table:table-cell>
          <table:table-cell table:style-name="Table2.A2" office:value-type="string">
            <text:p text:style-name="P51">No of sudents</text:p>
          </table:table-cell>
          <table:table-cell table:style-name="Table2.F2" office:value-type="string">
            <text:p text:style-name="P36">Addition<text:span text:style-name="T14">al </text:span>Details</text:p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4">I to XII</text:p>
          </table:table-cell>
          <table:table-cell table:style-name="Table2.A2" office:value-type="string">
            <text:p text:style-name="P34">A,B,ALL</text:p>
          </table:table-cell>
          <table:table-cell table:style-name="Table2.A2" office:value-type="string">
            <text:p text:style-name="P35">ALL,SUBwise</text:p>
          </table:table-cell>
          <table:table-cell table:style-name="Table2.A2" office:value-type="string">
            <text:p text:style-name="P35"/>
          </table:table-cell>
          <table:table-cell table:style-name="Table2.F2" office:value-type="string">
            <text:p text:style-name="P35"/>
          </table:table-cell>
        </table:table-row>
      </table:table>
      <text:p text:style-name="P3"/>
      <text:p text:style-name="P8">2.<text:span text:style-name="T3">ASSIGN ROOM TO CLASS/SEC/SUB</text:span></text:p>
      <text:p text:style-name="P9"><text:span text:style-name="T8">3</text:span><text:span text:style-name="T3">.</text:span><text:span text:style-name="T11">MODIFY/</text:span><text:span text:style-name="T8">REMOVE </text:span><text:span text:style-name="T3">ROOM CLASS </text:span><text:span text:style-name="T9">ASSIGNMENT</text:span></text:p>
      <text:p text:style-name="P11"><text:span text:style-name="T10">4</text:span><text:span text:style-name="T3">.</text:span><text:span text:style-name="T7">ASSIGN </text:span><text:span text:style-name="T3">ASSET TO </text:span><text:span text:style-name="T7">ROOM </text:span></text:p>
      <text:p text:style-name="P12"><text:span text:style-name="T7">5.</text:span><text:span text:style-name="T11">MODIFY/</text:span><text:span text:style-name="T3">REMOVE ASSET FROM ROOM</text:span></text:p>
      <text:p text:style-name="P44">6.REPORT <text:span text:style-name="T20">WITH OPTION FOR RAW SQLFOR SYSADMIN</text:span></text:p>
      <text:p text:style-name="P45">7.RAISE TICKET FOR MAINTENANCE/SOLVE/MODIFY TICKET <text:span text:style-name="T19">AGAINST ASSETID</text:span></text:p>
      <text:p text:style-name="P46">8.PLACE REQUISITION FOR RESOURCE with proforma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04:37.920646436</meta:creation-date>
    <meta:generator>LibreOffice/6.2.6.2$Linux_X86_64 LibreOffice_project/20$Build-2</meta:generator>
    <dc:date>2019-09-03T23:49:17.642807388</dc:date>
    <meta:editing-duration>PT1H44M28S</meta:editing-duration>
    <meta:editing-cycles>52</meta:editing-cycles>
    <meta:document-statistic meta:table-count="5" meta:image-count="0" meta:object-count="0" meta:page-count="2" meta:paragraph-count="65" meta:word-count="145" meta:character-count="1233" meta:non-whitespace-character-count="1137"/>
  </office:meta>
</office:document-meta>
</file>